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ank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k Leumi</text:p>
          </table:table-cell>
          <table:table-cell office:value-type="string">
            <text:p>Israel's largest bank, finances settlement building in the Occupied Palestinian Territories.</text:p>
          </table:table-cell>
          <table:table-cell office:value-type="string">
            <text:p>20 Stratford Place, W1C 1B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clays Private Banking</text:p>
          </table:table-cell>
          <table:table-cell office:value-type="string">
            <text:p>Private banking (i.e. banking for the rich) arm of the infamous tax avoiding, rate-fixing, alleged money laundering UK bank.</text:p>
          </table:table-cell>
          <table:table-cell office:value-type="string">
            <text:p>41-43 Brook Street. W1K 4H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tigroup Private Bank</text:p>
          </table:table-cell>
          <table:table-cell office:value-type="string">
            <text:p>Mega-rich branch of the world's largest bank.</text:p>
          </table:table-cell>
          <table:table-cell office:value-type="string">
            <text:p>41 Berkeley Square. W1J 5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tts</text:p>
          </table:table-cell>
          <table:table-cell office:value-type="string">
            <text:p>Private bank and wealth manager, recently fined £8.75m for breaching money laundering regulations.</text:p>
          </table:table-cell>
          <table:table-cell office:value-type="string">
            <text:p>440 Strand, WC2R OQ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FG Eurobank Ergasias</text:p>
          </table:table-cell>
          <table:table-cell office:value-type="string">
            <text:p>One of the biggest private banks in Greece, owned by billionaire tycoon Spiros Latsis, kept afloat by international bailout money on the condition of pauperisation of the Greek population.</text:p>
          </table:table-cell>
          <table:table-cell office:value-type="string">
            <text:p>1st Floor. 25 Berkeley Square, W1J 6H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FG Private Bank and London EFG Asset Management</text:p>
          </table:table-cell>
          <table:table-cell office:value-type="string">
            <text:p>Another division of Latsis' Greek banking empire.</text:p>
          </table:table-cell>
          <table:table-cell office:value-type="string">
            <text:p>Leconfield House, Curzon Street, W1.) SJ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rael Discount Bank</text:p>
          </table:table-cell>
          <table:table-cell office:value-type="string">
            <text:p>One of Israel's three largest banks. Finances the construction of Israeli settlements in the West Bank.</text:p>
          </table:table-cell>
          <table:table-cell office:value-type="string">
            <text:p>Nightingale House, 65 Curzon Street. W1J 8P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Qatar National Bank (QNB)</text:p>
          </table:table-cell>
          <table:table-cell office:value-type="string">
            <text:p>Banking arm of the Qatari regime.</text:p>
          </table:table-cell>
          <table:table-cell office:value-type="string">
            <text:p>51 Grosvenor Street. W1K 3H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iyad Bank</text:p>
          </table:table-cell>
          <table:table-cell office:value-type="string">
            <text:p>One of the largest Saudi Arabian banks.</text:p>
          </table:table-cell>
          <table:table-cell office:value-type="string">
            <text:p>173 Curzon Street. W1J 5H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Samba Financial Group</text:p>
          </table:table-cell>
          <table:table-cell office:value-type="string">
            <text:p>Saudi Arabian bank and investment manager.</text:p>
          </table:table-cell>
          <table:table-cell office:value-type="string">
            <text:p>Nightingale House, 65 Curzon Street, W1J 8P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7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7:09:07</meta:creation-date>
    <dc:date>2013-05-23T17:09:30</dc:date>
    <dc:creator>samuel </dc:creator>
    <meta:editing-duration>PT00H00M23S</meta:editing-duration>
    <meta:editing-cycles>1</meta:editing-cycles>
    <meta:document-statistic meta:table-count="3" meta:cell-count="44" meta:object-count="0"/>
    <meta:generator>OpenOffice.org/3.2$Unix OpenOffice.org_project/320m19$Build-9505</meta:generator>
  </office:meta>
</office:document-meta>
</file>